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059" fo:font-size="12pt" fo:font-weight="normal" officeooo:rsid="00030254" officeooo:paragraph-rsid="0003025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059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059" fo:font-size="12pt" fo:font-weight="normal" officeooo:rsid="00030254" officeooo:paragraph-rsid="0003025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059" fo:font-size="12pt" fo:font-weight="normal" officeooo:rsid="0012e38d" officeooo:paragraph-rsid="0012e38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059" fo:font-size="12pt" fo:font-weight="normal" officeooo:rsid="001301f5" officeooo:paragraph-rsid="001301f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059" fo:font-size="12pt" fo:font-weight="bold" officeooo:rsid="0012e38d" officeooo:paragraph-rsid="0012e38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059" fo:font-size="12pt" fo:font-weight="bold" officeooo:rsid="001301f5" officeooo:paragraph-rsid="001301f5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LIMINARY SCANNING APPLICATIONS</text:p>
      <text:p text:style-name="P1">Name: Abhinav Singh Bhagtana</text:p>
      <text:p text:style-name="P1">Roll no: A-029</text:p>
      <text:p text:style-name="P1">Section: CSE-A</text:p>
      <text:p text:style-name="P1">Registration Number: 230905225</text:p>
      <text:p text:style-name="P1"/>
      <text:p text:style-name="P4">Q1.Write a ‘C’ program that takes a file as input and replaces blank spaces and tabs by single space and writes the output to a file.</text:p>
      <text:p text:style-name="P4">#include &lt;stdio.h&gt;</text:p>
      <text:p text:style-name="P4"/>
      <text:p text:style-name="P4">int main()</text:p>
      <text:p text:style-name="P4">{</text:p>
      <text:p text:style-name="P4"><text:s text:c="4"/>FILE *f1, *f2;</text:p>
      <text:p text:style-name="P4"/>
      <text:p text:style-name="P4"><text:s text:c="4"/>f1 = fopen("input.txt", "r");</text:p>
      <text:p text:style-name="P4"><text:s text:c="4"/>f2 = fopen("output.txt", "w");</text:p>
      <text:p text:style-name="P4"/>
      <text:p text:style-name="P4"><text:s text:c="4"/>char c = getc(f1);</text:p>
      <text:p text:style-name="P4"><text:s text:c="4"/>char lastchar = c;</text:p>
      <text:p text:style-name="P4"><text:s text:c="4"/>while (c != EOF)</text:p>
      <text:p text:style-name="P4"><text:s text:c="4"/>{</text:p>
      <text:p text:style-name="P4"><text:s text:c="8"/>if (lastchar == ' ' &amp;&amp; c == ' ')</text:p>
      <text:p text:style-name="P4"><text:s text:c="8"/>{</text:p>
      <text:p text:style-name="P4"><text:s text:c="12"/>while (c == ' ')</text:p>
      <text:p text:style-name="P4"><text:s text:c="16"/>c = getc(f1);</text:p>
      <text:p text:style-name="P4"><text:s text:c="12"/>putc(c, f2);</text:p>
      <text:p text:style-name="P4"><text:s text:c="8"/>}</text:p>
      <text:p text:style-name="P4"><text:s text:c="8"/>else</text:p>
      <text:p text:style-name="P4"><text:s text:c="12"/>putc(c, f2);</text:p>
      <text:p text:style-name="P4"><text:s text:c="8"/>lastchar = c;</text:p>
      <text:p text:style-name="P4"><text:s text:c="8"/>c = getc(f1);</text:p>
      <text:p text:style-name="P4"><text:s text:c="4"/>}</text:p>
      <text:p text:style-name="P4"><text:s text:c="4"/>fclose(f1);</text:p>
      <text:p text:style-name="P4"><text:s text:c="4"/>fclose(f2);</text:p>
      <text:p text:style-name="P4"><text:s text:c="4"/>return 0;</text:p>
      <text:p text:style-name="P4">}</text:p>
      <text:p text:style-name="P6">INPUT FILE:</text:p>
      <text:p text:style-name="P4">#include <text:s text:c="3"/>&lt;stdio.h&gt;</text:p>
      <text:p text:style-name="P4"/>
      <text:p text:style-name="P4">int main()</text:p>
      <text:p text:style-name="P4">{</text:p>
      <text:p text:style-name="P4"><text:s text:c="4"/>FILE <text:s text:c="7"/>*f1, *f2;</text:p>
      <text:p text:style-name="P4"/>
      <text:p text:style-name="P4"><text:s text:c="4"/>f1 = fopen("input.txt", "r");</text:p>
      <text:p text:style-name="P4"><text:s text:c="4"/>f2 = fopen("output.txt", "w");</text:p>
      <text:p text:style-name="P4"/>
      <text:p text:style-name="P4"><text:s text:c="4"/>char c = getc(f1);</text:p>
      <text:p text:style-name="P4"><text:s text:c="4"/>char lastchar;</text:p>
      <text:p text:style-name="P4"><text:s text:c="4"/>while (c != EOF)</text:p>
      <text:p text:style-name="P4"><text:s text:c="4"/>{</text:p>
      <text:p text:style-name="P4"><text:soft-page-break/><text:s text:c="8"/>putc(c, f2);</text:p>
      <text:p text:style-name="P4"><text:s text:c="8"/>lastchar = c;</text:p>
      <text:p text:style-name="P4"><text:s text:c="8"/>c = getc(f1);</text:p>
      <text:p text:style-name="P4"><text:s text:c="8"/>if (lastchar == ' ' &amp;&amp; c == ' ')</text:p>
      <text:p text:style-name="P4"><text:s text:c="8"/>{</text:p>
      <text:p text:style-name="P4"><text:s text:c="12"/>while (c == ' ')</text:p>
      <text:p text:style-name="P4"><text:s text:c="16"/>getc(f1);</text:p>
      <text:p text:style-name="P4"><text:s text:c="8"/>}</text:p>
      <text:p text:style-name="P4"><text:s text:c="4"/>}</text:p>
      <text:p text:style-name="P4"><text:s text:c="4"/>fclose(f1);</text:p>
      <text:p text:style-name="P4"><text:s text:c="4"/>fclose(f2);</text:p>
      <text:p text:style-name="P4"><text:s text:c="4"/>return 0;</text:p>
      <text:p text:style-name="P4">}</text:p>
      <text:p text:style-name="P6">OUTPUT FILE:</text:p>
      <text:p text:style-name="P4">#include &lt;stdio.h&gt;</text:p>
      <text:p text:style-name="P4"/>
      <text:p text:style-name="P4">int main()</text:p>
      <text:p text:style-name="P4">{</text:p>
      <text:p text:style-name="P4"><text:s/>FILE *f1, *f2;</text:p>
      <text:p text:style-name="P4"/>
      <text:p text:style-name="P4"><text:s/>f1 = fopen("input.txt", "r");</text:p>
      <text:p text:style-name="P4"><text:s/>f2 = fopen("output.txt", "w");</text:p>
      <text:p text:style-name="P4"/>
      <text:p text:style-name="P4"><text:s/>char c = getc(f1);</text:p>
      <text:p text:style-name="P4"><text:s/>char lastchar;</text:p>
      <text:p text:style-name="P4"><text:s/>while (c != EOF)</text:p>
      <text:p text:style-name="P4"><text:s/>{</text:p>
      <text:p text:style-name="P4"><text:s/>putc(c, f2);</text:p>
      <text:p text:style-name="P4"><text:s/>lastchar = c;</text:p>
      <text:p text:style-name="P4"><text:s/>c = getc(f1);</text:p>
      <text:p text:style-name="P4"><text:s/>if (lastchar == ' ' &amp;&amp; c == ' ')</text:p>
      <text:p text:style-name="P4"><text:s/>{</text:p>
      <text:p text:style-name="P4"><text:s/>while (c == ' ')</text:p>
      <text:p text:style-name="P4"><text:s/>getc(f1);</text:p>
      <text:p text:style-name="P4"><text:s/>}</text:p>
      <text:p text:style-name="P4"><text:s/>}</text:p>
      <text:p text:style-name="P4"><text:s/>fclose(f1);</text:p>
      <text:p text:style-name="P4"><text:s/>fclose(f2);</text:p>
      <text:p text:style-name="P4"><text:s/>return 0;</text:p>
      <text:p text:style-name="P4">}</text:p>
      <text:p text:style-name="P4"/>
      <text:p text:style-name="P5">Q2.To discard preprocessor directives from the given input ‘C’ file.</text:p>
      <text:p text:style-name="P5">#include &lt;stdio.h&gt;</text:p>
      <text:p text:style-name="P5"/>
      <text:p text:style-name="P5">int main()</text:p>
      <text:p text:style-name="P5">{</text:p>
      <text:p text:style-name="P5"><text:s text:c="4"/>FILE *f1, *f2;</text:p>
      <text:p text:style-name="P5"/>
      <text:p text:style-name="P5"><text:s text:c="4"/>f1 = fopen("input.c", "r");</text:p>
      <text:p text:style-name="P5"><text:s text:c="4"/>f2 = fopen("output.txt", "w");</text:p>
      <text:p text:style-name="P5"><text:soft-page-break/></text:p>
      <text:p text:style-name="P5"><text:s text:c="4"/>char c = getc(f1);</text:p>
      <text:p text:style-name="P5"><text:s text:c="4"/>char lastchar = c;</text:p>
      <text:p text:style-name="P5"><text:s text:c="4"/>int ignore = 0;</text:p>
      <text:p text:style-name="P5"><text:s text:c="4"/>while (c != EOF)</text:p>
      <text:p text:style-name="P5"><text:s text:c="4"/>{</text:p>
      <text:p text:style-name="P5"><text:s text:c="4"/><text:tab/>if(lastchar == '/' &amp;&amp; c == '*')</text:p>
      <text:p text:style-name="P5"><text:s text:c="4"/><text:tab/>{</text:p>
      <text:p text:style-name="P5"><text:s text:c="4"/><text:tab/><text:tab/>putc(c, f2);</text:p>
      <text:p text:style-name="P5"/>
      <text:p text:style-name="P5"><text:s text:c="4"/><text:tab/><text:tab/>do {</text:p>
      <text:p text:style-name="P5"><text:s text:c="8"/><text:tab/><text:tab/>lastchar = c;</text:p>
      <text:p text:style-name="P5"><text:s text:c="8"/><text:tab/><text:tab/>c = getc(f1);</text:p>
      <text:p text:style-name="P5"/>
      <text:p text:style-name="P5"><text:s text:c="8"/><text:tab/><text:tab/>if (c == EOF) break; <text:s text:c="2"/></text:p>
      <text:p text:style-name="P5"><text:s text:c="8"/><text:tab/><text:tab/>putc(c, f2);</text:p>
      <text:p text:style-name="P5"/>
      <text:p text:style-name="P5"><text:s text:c="4"/><text:tab/><text:tab/>} while (!(lastchar == '*' &amp;&amp; c == '/'));</text:p>
      <text:p text:style-name="P5"><text:s text:c="4"/><text:tab/><text:tab/>c = getc(f1);</text:p>
      <text:p text:style-name="P5"><text:s text:c="4"/><text:tab/>}</text:p>
      <text:p text:style-name="P5"><text:s text:c="4"/><text:tab/>if(lastchar == '/' &amp;&amp; c == '/')</text:p>
      <text:p text:style-name="P5"><text:s text:c="4"/><text:tab/>{</text:p>
      <text:p text:style-name="P5"><text:s text:c="4"/><text:tab/><text:tab/>putc(lastchar,f2);</text:p>
      <text:p text:style-name="P5"><text:tab/><text:tab/>while(c != '\n'){</text:p>
      <text:p text:style-name="P5"><text:tab/><text:tab/><text:tab/>c = getc(f1);</text:p>
      <text:p text:style-name="P5"><text:tab/><text:tab/><text:tab/>putc(c,f2);</text:p>
      <text:p text:style-name="P5"><text:tab/><text:tab/>}</text:p>
      <text:p text:style-name="P5"><text:tab/><text:tab/>continue;</text:p>
      <text:p text:style-name="P5"><text:s text:c="4"/><text:tab/>}</text:p>
      <text:p text:style-name="P5"><text:s text:c="8"/>if (c == '#')</text:p>
      <text:p text:style-name="P5"><text:s text:c="8"/>{</text:p>
      <text:p text:style-name="P5"><text:s text:c="12"/>while (c != '\n')</text:p>
      <text:p text:style-name="P5"><text:s text:c="16"/>c = getc(f1);</text:p>
      <text:p text:style-name="P5"><text:s text:c="12"/>if (c == '\n')</text:p>
      <text:p text:style-name="P5"><text:s text:c="12"/>{</text:p>
      <text:p text:style-name="P5"><text:s text:c="16"/>c = getc(f1);</text:p>
      <text:p text:style-name="P5"><text:s text:c="16"/>continue;</text:p>
      <text:p text:style-name="P5"><text:s text:c="12"/>}</text:p>
      <text:p text:style-name="P5"><text:s text:c="8"/>}</text:p>
      <text:p text:style-name="P5"><text:s text:c="8"/>putc(c, f2);</text:p>
      <text:p text:style-name="P5"><text:s text:c="8"/>lastchar = c;</text:p>
      <text:p text:style-name="P5"><text:s text:c="8"/>c = getc(f1);</text:p>
      <text:p text:style-name="P5"><text:s text:c="4"/>}</text:p>
      <text:p text:style-name="P5"><text:s text:c="4"/>fclose(f1);</text:p>
      <text:p text:style-name="P5"><text:s text:c="4"/>fclose(f2);</text:p>
      <text:p text:style-name="P5"><text:s text:c="4"/>return 0;</text:p>
      <text:p text:style-name="P5">}</text:p>
      <text:p text:style-name="P7">INPUT FILE:</text:p>
      <text:p text:style-name="P5">#include &lt;stdio.h&gt;</text:p>
      <text:p text:style-name="P5">//#include &lt;stdlib.h&gt;</text:p>
      <text:p text:style-name="P5"><text:soft-page-break/>/*</text:p>
      <text:p text:style-name="P5">#include &lt;stdio.h&gt;</text:p>
      <text:p text:style-name="P5">#include &lt;stdlib.h&gt;</text:p>
      <text:p text:style-name="P5">*/</text:p>
      <text:p text:style-name="P5">int main()</text:p>
      <text:p text:style-name="P5">{</text:p>
      <text:p text:style-name="P5"><text:s text:c="4"/>printf("hello world");</text:p>
      <text:p text:style-name="P5"><text:s text:c="4"/>return 0;</text:p>
      <text:p text:style-name="P5">}</text:p>
      <text:p text:style-name="P7">OUTPUT FILE:</text:p>
      <text:p text:style-name="P5">//#include &lt;stdlib.h&gt;</text:p>
      <text:p text:style-name="P5"/>
      <text:p text:style-name="P5">/*</text:p>
      <text:p text:style-name="P5">#include &lt;stdio.h&gt;</text:p>
      <text:p text:style-name="P5">#include &lt;stdlib.h&gt;</text:p>
      <text:p text:style-name="P5">*/</text:p>
      <text:p text:style-name="P5">int main()</text:p>
      <text:p text:style-name="P5">{</text:p>
      <text:p text:style-name="P5"><text:s text:c="4"/>printf("hello world");</text:p>
      <text:p text:style-name="P5"><text:s text:c="4"/>return 0;</text:p>
      <text:p text:style-name="P5">}</text:p>
      <text:p text:style-name="P5"/>
      <text:p text:style-name="P5">Q3.That takes C program as input, recognizes all the keywords and prints them in upper case.</text:p>
      <text:p text:style-name="P5">#include &lt;stdio.h&gt;</text:p>
      <text:p text:style-name="P5">#include &lt;string.h&gt;</text:p>
      <text:p text:style-name="P5">#include &lt;ctype.h&gt;</text:p>
      <text:p text:style-name="P5"/>
      <text:p text:style-name="P5">static const char *c_keywords[] = {</text:p>
      <text:p text:style-name="P5"><text:s text:c="4"/>"auto", "break", "case", "char", "const", "continue", "default", "do", "double", "else",</text:p>
      <text:p text:style-name="P5"><text:s text:c="4"/>"enum", "extern", "float", "for", "goto", "if", "int", "long", "register", "return",</text:p>
      <text:p text:style-name="P5"><text:s text:c="4"/>"short", "signed", "sizeof", "static", "struct", "switch", "typedef", "union", "unsigned",</text:p>
      <text:p text:style-name="P5"><text:s text:c="4"/>"void", "volatile", "while"};</text:p>
      <text:p text:style-name="P5">static const size_t c_keywords_count = sizeof(c_keywords) / sizeof(c_keywords[0]);</text:p>
      <text:p text:style-name="P5"/>
      <text:p text:style-name="P5">void str_to_upper(char *word)</text:p>
      <text:p text:style-name="P5">{</text:p>
      <text:p text:style-name="P5"><text:s text:c="4"/>for (int i = 0; i &lt; strlen(word); i++)</text:p>
      <text:p text:style-name="P5"><text:s text:c="8"/>word[i] = toupper(word[i]);</text:p>
      <text:p text:style-name="P5">}</text:p>
      <text:p text:style-name="P5"/>
      <text:p text:style-name="P5">void replaceWord(char *buffer, char *word, int index)</text:p>
      <text:p text:style-name="P5">{</text:p>
      <text:p text:style-name="P5"><text:s text:c="4"/>for (int i = 0; i &lt; strlen(word); i++)</text:p>
      <text:p text:style-name="P5"><text:s text:c="8"/>buffer[index + i] = word[i];</text:p>
      <text:p text:style-name="P5">}</text:p>
      <text:p text:style-name="P5"/>
      <text:p text:style-name="P5">void is_keyword(char *buffer)</text:p>
      <text:p text:style-name="P5">{</text:p>
      <text:p text:style-name="P5"><text:s text:c="4"/>char word[100] = {0};</text:p>
      <text:p text:style-name="P5"><text:soft-page-break/><text:s text:c="4"/>int k = 0, tidx;</text:p>
      <text:p text:style-name="P5"><text:s text:c="4"/>for (int i = 0; i &lt; strlen(buffer); i++)</text:p>
      <text:p text:style-name="P5"><text:s text:c="4"/>{</text:p>
      <text:p text:style-name="P5"><text:s text:c="8"/>if (isalpha(buffer[i]))</text:p>
      <text:p text:style-name="P5"><text:s text:c="8"/>{</text:p>
      <text:p text:style-name="P5"><text:s text:c="12"/>k = 0;</text:p>
      <text:p text:style-name="P5"><text:s text:c="12"/>tidx = 0;</text:p>
      <text:p text:style-name="P5"><text:s text:c="12"/>while (isalpha(buffer[i + tidx]))</text:p>
      <text:p text:style-name="P5"><text:s text:c="12"/>{</text:p>
      <text:p text:style-name="P5"><text:s text:c="16"/>word[k++] = buffer[i + tidx];</text:p>
      <text:p text:style-name="P5"><text:s text:c="16"/>tidx++;</text:p>
      <text:p text:style-name="P5"><text:s text:c="12"/>}</text:p>
      <text:p text:style-name="P5"><text:s text:c="12"/>word[k] = '\0';</text:p>
      <text:p text:style-name="P5"><text:s text:c="12"/>for (int j = 0; j &lt; c_keywords_count; j++)</text:p>
      <text:p text:style-name="P5"><text:s text:c="16"/>if (strcmp(word, c_keywords[j]) == 0)</text:p>
      <text:p text:style-name="P5"><text:s text:c="16"/>{</text:p>
      <text:p text:style-name="P5"><text:s text:c="20"/>str_to_upper(word);</text:p>
      <text:p text:style-name="P5"><text:s text:c="20"/>replaceWord(buffer, word, i);</text:p>
      <text:p text:style-name="P5"><text:s text:c="20"/>i += strlen(word);</text:p>
      <text:p text:style-name="P5"><text:s text:c="20"/>continue;</text:p>
      <text:p text:style-name="P5"><text:s text:c="16"/>}</text:p>
      <text:p text:style-name="P5"><text:s text:c="8"/>}</text:p>
      <text:p text:style-name="P5"><text:s text:c="4"/>}</text:p>
      <text:p text:style-name="P5">}</text:p>
      <text:p text:style-name="P5"/>
      <text:p text:style-name="P5">int main(void)</text:p>
      <text:p text:style-name="P5">{</text:p>
      <text:p text:style-name="P5"><text:s text:c="4"/>FILE *f1 = fopen("input.c", "r");</text:p>
      <text:p text:style-name="P5"><text:s text:c="4"/>FILE *f2 = fopen("output.txt", "w");</text:p>
      <text:p text:style-name="P5"><text:s text:c="4"/>if (!f1 || !f2)</text:p>
      <text:p text:style-name="P5"><text:s text:c="8"/>return 1;</text:p>
      <text:p text:style-name="P5"/>
      <text:p text:style-name="P5"><text:s text:c="4"/>char buffer[1024];</text:p>
      <text:p text:style-name="P5"><text:s text:c="4"/>while (fgets(buffer, 1023, f1) != NULL)</text:p>
      <text:p text:style-name="P5"><text:s text:c="4"/>{</text:p>
      <text:p text:style-name="P5"><text:s text:c="8"/>is_keyword(buffer);</text:p>
      <text:p text:style-name="P5"><text:s text:c="8"/>fputs(buffer, f2);</text:p>
      <text:p text:style-name="P5"><text:s text:c="4"/>}</text:p>
      <text:p text:style-name="P5"/>
      <text:p text:style-name="P5"><text:s text:c="4"/>fclose(f1);</text:p>
      <text:p text:style-name="P5"><text:s text:c="4"/>fclose(f2);</text:p>
      <text:p text:style-name="P5"><text:s text:c="4"/>return 0;</text:p>
      <text:p text:style-name="P5">}</text:p>
      <text:p text:style-name="P7">INPUT FILE:</text:p>
      <text:p text:style-name="P5">#include &lt;stdio.h&gt;</text:p>
      <text:p text:style-name="P5"/>
      <text:p text:style-name="P5">int main()</text:p>
      <text:p text:style-name="P5">{</text:p>
      <text:p text:style-name="P5"><text:s text:c="4"/>int a;</text:p>
      <text:p text:style-name="P5"><text:s text:c="4"/>scanf("%d", &amp;a);</text:p>
      <text:p text:style-name="P5"><text:soft-page-break/><text:s text:c="4"/>switch (a)</text:p>
      <text:p text:style-name="P5"><text:s text:c="4"/>{</text:p>
      <text:p text:style-name="P5"><text:s text:c="4"/>case 1:</text:p>
      <text:p text:style-name="P5"><text:s text:c="8"/>printf("yoooo");</text:p>
      <text:p text:style-name="P5"><text:s text:c="8"/>break;</text:p>
      <text:p text:style-name="P5"><text:s text:c="4"/>case 2:</text:p>
      <text:p text:style-name="P5"><text:s text:c="8"/>printf("nooooo");</text:p>
      <text:p text:style-name="P5"><text:s text:c="8"/>break;</text:p>
      <text:p text:style-name="P5"><text:s text:c="4"/>default:</text:p>
      <text:p text:style-name="P5"><text:s text:c="8"/>printf("whatuppp");</text:p>
      <text:p text:style-name="P5"><text:s text:c="4"/>}</text:p>
      <text:p text:style-name="P5"><text:s text:c="4"/>return 0;</text:p>
      <text:p text:style-name="P5">}</text:p>
      <text:p text:style-name="P7">OUTPUT FILE:</text:p>
      <text:p text:style-name="P5">#include &lt;stdio.h&gt;</text:p>
      <text:p text:style-name="P5"/>
      <text:p text:style-name="P5">INT main()</text:p>
      <text:p text:style-name="P5">{</text:p>
      <text:p text:style-name="P5"><text:s text:c="4"/>INT a;</text:p>
      <text:p text:style-name="P5"><text:s text:c="4"/>scanf("%d", &amp;a);</text:p>
      <text:p text:style-name="P5"><text:s text:c="4"/>SWITCH (a)</text:p>
      <text:p text:style-name="P5"><text:s text:c="4"/>{</text:p>
      <text:p text:style-name="P5"><text:s text:c="4"/>CASE 1:</text:p>
      <text:p text:style-name="P5"><text:s text:c="8"/>printf("yoooo");</text:p>
      <text:p text:style-name="P5"><text:s text:c="8"/>BREAK;</text:p>
      <text:p text:style-name="P5"><text:s text:c="4"/>CASE 2:</text:p>
      <text:p text:style-name="P5"><text:s text:c="8"/>printf("nooooo");</text:p>
      <text:p text:style-name="P5"><text:s text:c="8"/>BREAK;</text:p>
      <text:p text:style-name="P5"><text:s text:c="4"/>DEFAULT:</text:p>
      <text:p text:style-name="P5"><text:s text:c="8"/>printf("whatuppp");</text:p>
      <text:p text:style-name="P5"><text:s text:c="4"/>}</text:p>
      <text:p text:style-name="P5"><text:s text:c="4"/>RETURN 0;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08:45:54.661328539</meta:creation-date>
    <dc:date>2026-01-13T09:28:22.230531229</dc:date>
    <meta:editing-duration>PT42M2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6" meta:paragraph-count="253" meta:word-count="679" meta:character-count="4947" meta:non-whitespace-character-count="3361"/>
  </office:meta>
</office:document-meta>
</file>